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2.2335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1.2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0"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273189951376783" calcext:value-type="float">
            <text:p>0.0027318995</text:p>
          </table:table-cell>
          <table:table-cell table:formula="of:=[.B8]-[.B2]" office:value-type="float" office:value="-0.00034064127664081" calcext:value-type="float">
            <text:p>-0.0003406413</text:p>
          </table:table-cell>
          <table:table-cell office:value-type="float" office:value="-0.000334792209116147" calcext:value-type="float">
            <text:p>-0.0003347922</text:p>
          </table:table-cell>
          <table:table-cell table:formula="of:=ABS([.D2]/[.B2])" office:value-type="float" office:value="0.122549239980794" calcext:value-type="float">
            <text:p>0.12254924</text:p>
          </table:table-cell>
          <table:table-cell table:formula="of:=ABS(([.D2]-[.C2])/[.C2])" office:value-type="float" office:value="0.0171707538861494" calcext:value-type="float">
            <text:p>0.0171707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275243480168485" calcext:value-type="float">
            <text:p>0.0027524348</text:p>
          </table:table-cell>
          <table:table-cell table:formula="of:=[.B8]-[.B3]" office:value-type="float" office:value="-0.00036117656455783" calcext:value-type="float">
            <text:p>-0.0003611766</text:p>
          </table:table-cell>
          <table:table-cell office:value-type="float" office:value="-0.000365049609725708" calcext:value-type="float">
            <text:p>-0.0003650496</text:p>
          </table:table-cell>
          <table:table-cell table:formula="of:=ABS([.D3]/[.B3])" office:value-type="float" office:value="0.132627886227223" calcext:value-type="float">
            <text:p>0.1326278862</text:p>
          </table:table-cell>
          <table:table-cell table:formula="of:=ABS(([.D3]-[.C3])/[.C3])" office:value-type="float" office:value="0.0107234121699437" calcext:value-type="float">
            <text:p>0.010723412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266023702034772" calcext:value-type="float">
            <text:p>0.002660237</text:p>
          </table:table-cell>
          <table:table-cell table:formula="of:=[.B8]-[.B4]" office:value-type="float" office:value="-0.0002689787832207" calcext:value-type="float">
            <text:p>-0.0002689788</text:p>
          </table:table-cell>
          <table:table-cell table:style-name="ce2" office:value-type="float" office:value="-0.000275423259507476" calcext:value-type="float">
            <text:p>-0.0002754233</text:p>
          </table:table-cell>
          <table:table-cell table:formula="of:=ABS([.D4]/[.B4])" office:value-type="float" office:value="0.103533353381976" calcext:value-type="float">
            <text:p>0.1035333534</text:p>
          </table:table-cell>
          <table:table-cell table:formula="of:=ABS(([.D4]-[.C4])/[.C4])" office:value-type="float" office:value="0.023959050634444" calcext:value-type="float">
            <text:p>0.023959050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0244346889663104" calcext:value-type="float">
            <text:p>0.0024434689</text:p>
          </table:table-cell>
          <table:table-cell table:formula="of:=[.B8]-[.B5]" office:value-type="float" office:value="-0.00005221065950402" calcext:value-type="float">
            <text:p>-5.221065950402E-005</text:p>
          </table:table-cell>
          <table:table-cell table:style-name="ce3" office:value-type="float" office:value="-0.0000535082226833517" calcext:value-type="float">
            <text:p>-5.35E-005</text:p>
          </table:table-cell>
          <table:table-cell table:formula="of:=ABS([.D5]/[.B5])" office:value-type="float" office:value="0.0218984668710646" calcext:value-type="float">
            <text:p>0.0218984669</text:p>
          </table:table-cell>
          <table:table-cell table:formula="of:=ABS(([.D5]-[.C5])/[.C5])" office:value-type="float" office:value="0.0248524571736506" calcext:value-type="float">
            <text:p>0.024852457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0242167599535649" calcext:value-type="float">
            <text:p>0.002421676</text:p>
          </table:table-cell>
          <table:table-cell table:formula="of:=[.B8]-[.B6]" office:value-type="float" office:value="-0.0000304177582294701" calcext:value-type="float">
            <text:p>-3.04177582294701E-005</text:p>
          </table:table-cell>
          <table:table-cell table:style-name="ce3" office:value-type="float" office:value="-0.0000305055011222723" calcext:value-type="float">
            <text:p>-3.05E-005</text:p>
          </table:table-cell>
          <table:table-cell table:formula="of:=ABS([.D6]/[.B6])" office:value-type="float" office:value="0.0125968548975032" calcext:value-type="float">
            <text:p>0.0125968549</text:p>
          </table:table-cell>
          <table:table-cell table:formula="of:=ABS(([.D6]-[.C6])/[.C6])" office:value-type="float" office:value="0.00288459432612506" calcext:value-type="float">
            <text:p>0.0028845943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0239952389953051" calcext:value-type="float">
            <text:p>0.0023995239</text:p>
          </table:table-cell>
          <table:table-cell table:formula="of:=[.B8]-[.B7]" office:value-type="float" office:value="-0.00000826566240349005" calcext:value-type="float">
            <text:p>-8.26566240349005E-006</text:p>
          </table:table-cell>
          <table:table-cell table:style-name="ce3" office:value-type="float" office:value="-0.0000080659384980343" calcext:value-type="float">
            <text:p>-8.07E-006</text:p>
          </table:table-cell>
          <table:table-cell table:formula="of:=ABS([.D7]/[.B7])" office:value-type="float" office:value="0.00336147454068387" calcext:value-type="float">
            <text:p>0.0033614745</text:p>
          </table:table-cell>
          <table:table-cell table:formula="of:=ABS(([.D7]-[.C7])/[.C7])" office:value-type="float" office:value="0.0241630852684503" calcext:value-type="float">
            <text:p>0.024163085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239125823712702" calcext:value-type="float">
            <text:p>0.002391258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09:36:40.097806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21:17:17.873661020</meta:creation-date>
    <dc:date>2015-03-05T09:39:22.656999023</dc:date>
    <meta:editing-duration>PT28M50S</meta:editing-duration>
    <meta:editing-cycles>3</meta:editing-cycles>
    <meta:generator>LibreOffice/4.2.7.2$Linux_X86_64 LibreOffice_project/420m0$Build-2</meta:generator>
    <meta:document-statistic meta:table-count="1" meta:cell-count="50" meta:object-count="0"/>
  </office:meta>
</office:document-meta>
</file>